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93726" officeooo:paragraph-rsid="00093726"/>
    </style:style>
    <style:style style:name="P2" style:family="paragraph" style:parent-style-name="Standard">
      <style:paragraph-properties fo:text-align="center" style:justify-single-word="false"/>
      <style:text-properties fo:font-size="44pt" fo:font-weight="bold" officeooo:rsid="00093726" officeooo:paragraph-rsid="00093726" style:font-size-asian="44pt" style:font-weight-asian="bold" style:font-size-complex="4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fo:font-style="italic" officeooo:rsid="00111195" officeooo:paragraph-rsid="00111195" style:font-size-asian="26pt" style:font-style-asian="italic" style:font-size-complex="26pt" style:font-style-complex="italic"/>
    </style:style>
    <style:style style:name="P4" style:family="paragraph" style:parent-style-name="Heading"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Heading">
      <style:text-properties officeooo:paragraph-rsid="00120ed8"/>
    </style:style>
    <style:style style:name="P6" style:family="paragraph" style:parent-style-name="Heading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Liberation Sans" fo:font-size="14pt" fo:letter-spacing="normal" fo:font-style="normal" fo:font-weight="normal" officeooo:rsid="00105260" officeooo:paragraph-rsid="00105260" style:font-size-asian="14pt" style:font-weight-asian="normal" style:font-size-complex="14pt" style:font-weight-complex="normal"/>
    </style:style>
    <style:style style:name="P7" style:family="paragraph" style:parent-style-name="Heading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Liberation Sans" fo:font-size="14pt" fo:letter-spacing="normal" fo:font-style="normal" fo:font-weight="normal" officeooo:rsid="00150b69" officeooo:paragraph-rsid="00105260" style:font-size-asian="14pt" style:font-weight-asian="normal" style:font-size-complex="14pt" style:font-weight-complex="normal"/>
    </style:style>
    <style:style style:name="P8" style:family="paragraph" style:parent-style-name="Text_20_body">
      <style:text-properties officeooo:rsid="000d8586" officeooo:paragraph-rsid="000d8586"/>
    </style:style>
    <style:style style:name="P9" style:family="paragraph" style:parent-style-name="Text_20_body">
      <style:text-properties fo:font-size="14pt" officeooo:rsid="000d8586" officeooo:paragraph-rsid="000d8586" style:font-size-asian="14pt" style:font-size-complex="14pt"/>
    </style:style>
    <style:style style:name="P10" style:family="paragraph" style:parent-style-name="Text_20_body">
      <style:text-properties officeooo:paragraph-rsid="000d8586"/>
    </style:style>
    <style:style style:name="P11" style:family="paragraph" style:parent-style-name="Text_20_body">
      <style:text-properties officeooo:rsid="000dfaf1" officeooo:paragraph-rsid="000dfaf1"/>
    </style:style>
    <style:style style:name="P12" style:family="paragraph" style:parent-style-name="Text_20_body">
      <style:text-properties officeooo:paragraph-rsid="000dfaf1"/>
    </style:style>
    <style:style style:name="P13" style:family="paragraph" style:parent-style-name="Text_20_body">
      <style:text-properties officeooo:rsid="000fbbfe" officeooo:paragraph-rsid="000fbbfe"/>
    </style:style>
    <style:style style:name="P14" style:family="paragraph" style:parent-style-name="Text_20_body">
      <style:text-properties officeooo:paragraph-rsid="000fbbfe"/>
    </style:style>
    <style:style style:name="P15" style:family="paragraph" style:parent-style-name="Text_20_body">
      <style:text-properties officeooo:paragraph-rsid="00120ed8"/>
    </style:style>
    <style:style style:name="P16" style:family="paragraph" style:parent-style-name="Text_20_body">
      <style:text-properties fo:font-size="13pt" style:font-size-asian="13pt" style:font-size-complex="13pt"/>
    </style:style>
    <style:style style:name="P17" style:family="paragraph" style:parent-style-name="Text_20_body">
      <style:text-properties fo:font-size="13pt" fo:font-style="italic" style:font-size-asian="13pt" style:font-style-asian="italic" style:font-size-complex="13pt" style:font-style-complex="italic"/>
    </style:style>
    <style:style style:name="P18" style:family="paragraph" style:parent-style-name="Text_20_body">
      <style:text-properties fo:font-size="13pt" fo:font-style="italic" officeooo:paragraph-rsid="00120ed8" style:font-size-asian="13pt" style:font-style-asian="italic" style:font-size-complex="13pt" style:font-style-complex="italic"/>
    </style:style>
    <style:style style:name="P19" style:family="paragraph" style:parent-style-name="Text_20_body">
      <style:text-properties fo:font-size="13pt" fo:font-style="italic" officeooo:paragraph-rsid="001340b4" style:font-size-asian="13pt" style:font-style-asian="italic" style:font-size-complex="13pt" style:font-style-complex="italic"/>
    </style:style>
    <style:style style:name="P20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2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Arial" fo:font-size="11pt" fo:letter-spacing="normal" fo:font-style="normal" fo:font-weight="normal" officeooo:rsid="00150b69" officeooo:paragraph-rsid="00093726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Arial" fo:font-size="11pt" fo:letter-spacing="normal" fo:font-style="normal" fo:font-weight="normal" officeooo:rsid="00093726" officeooo:paragraph-rsid="00093726" style:font-size-asian="11pt" style:font-weight-asian="normal" style:font-size-complex="11pt" style:font-weight-complex="normal"/>
    </style:style>
    <style:style style:name="P2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Arial" fo:font-size="16pt" fo:letter-spacing="normal" fo:font-style="normal" fo:font-weight="bold" officeooo:rsid="00093726" officeooo:paragraph-rsid="00093726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Liberation Sans" fo:font-size="12pt" fo:letter-spacing="normal" fo:font-style="normal" fo:font-weight="normal" officeooo:rsid="00150b69" officeooo:paragraph-rsid="00093726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/>
      <style:text-properties fo:font-variant="normal" fo:text-transform="none" fo:color="#333333" style:font-name="Arial" fo:font-size="14pt" fo:letter-spacing="normal" fo:font-style="italic" fo:font-weight="normal" officeooo:rsid="00150b69" officeooo:paragraph-rsid="00093726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/>
      <style:text-properties fo:font-variant="normal" fo:text-transform="none" fo:color="#333333" style:font-name="Arial" fo:font-size="14pt" fo:letter-spacing="normal" fo:font-style="italic" fo:font-weight="normal" officeooo:rsid="001d2dcb" officeooo:paragraph-rsid="00093726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Liberation Sans" fo:font-size="12pt" fo:letter-spacing="normal" fo:font-style="normal" fo:font-weight="normal" officeooo:rsid="00105260" officeooo:paragraph-rsid="00105260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Liberation Sans" fo:font-size="14pt" fo:letter-spacing="normal" fo:font-style="normal" fo:font-weight="normal" officeooo:rsid="00105260" officeooo:paragraph-rsid="00105260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/>
      <style:text-properties officeooo:rsid="00111195" officeooo:paragraph-rsid="00111195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/>
      <style:text-properties fo:font-size="14pt" fo:font-style="italic" officeooo:rsid="00150b69" officeooo:paragraph-rsid="00093726" style:font-size-asian="14pt" style:font-style-asian="italic" style:font-size-complex="14pt" style:font-style-complex="italic"/>
    </style:style>
    <style:style style:name="P3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Arial" fo:font-size="11pt" fo:letter-spacing="normal" fo:font-style="normal" fo:font-weight="normal" officeooo:rsid="00150b69" officeooo:paragraph-rsid="00093726" style:font-size-asian="11pt" style:font-weight-asian="normal" style:font-size-complex="11pt" style:font-weight-complex="normal"/>
    </style:style>
    <style:style style:name="P3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Arial" fo:font-size="11pt" fo:letter-spacing="normal" fo:font-style="normal" fo:font-weight="normal" officeooo:rsid="001f8c9e" officeooo:paragraph-rsid="00093726" style:font-size-asian="11pt" style:font-weight-asian="normal" style:font-size-complex="11pt" style:font-weight-complex="normal"/>
    </style:style>
    <style:style style:name="P33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</style:style>
    <style:style style:name="P34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style:font-name="Noto Mono"/>
    </style:style>
    <style:style style:name="P35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style:font-name="Noto Mono" fo:font-size="12pt" style:font-size-asian="12pt" style:font-size-complex="12pt"/>
    </style:style>
    <style:style style:name="P36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style:font-name="Noto Mono" fo:font-size="12pt" style:font-size-asian="12pt" style:font-size-complex="12pt"/>
    </style:style>
    <style:style style:name="P37" style:family="paragraph" style:parent-style-name="Text_20_body">
      <style:paragraph-properties fo:margin-left="1.251cm" fo:margin-right="0cm" fo:text-indent="0cm" style:auto-text-indent="false"/>
      <style:text-properties style:font-name="Noto Mono" fo:font-size="12pt" style:font-size-asian="12pt" style:font-size-complex="12pt"/>
    </style:style>
    <style:style style:name="P38" style:family="paragraph" style:parent-style-name="Footer">
      <style:paragraph-properties fo:text-align="end" style:justify-single-word="false"/>
      <style:text-properties fo:background-color="transparent"/>
    </style:style>
    <style:style style:name="P39" style:family="paragraph" style:parent-style-name="Heading_20_1">
      <style:paragraph-properties fo:text-align="center" style:justify-single-word="false"/>
      <style:text-properties fo:font-size="20pt" fo:font-style="italic" fo:font-weight="normal" officeooo:rsid="00093726" officeooo:paragraph-rsid="00093726" style:font-size-asian="20pt" style:font-style-asian="italic" style:font-weight-asian="normal" style:font-size-complex="20pt" style:font-style-complex="italic" style:font-weight-complex="normal"/>
    </style:style>
    <style:style style:name="T1" style:family="text">
      <style:text-properties officeooo:rsid="00093726"/>
    </style:style>
    <style:style style:name="T2" style:family="text">
      <style:text-properties officeooo:rsid="001d2dcb"/>
    </style:style>
    <style:style style:name="T3" style:family="text">
      <style:text-properties officeooo:rsid="001f8c9e"/>
    </style:style>
    <style:style style:name="T4" style:family="text">
      <style:text-properties officeooo:rsid="00150b69"/>
    </style:style>
    <style:style style:name="T5" style:family="text">
      <style:text-properties officeooo:rsid="000d8586"/>
    </style:style>
    <style:style style:name="T6" style:family="text">
      <style:text-properties officeooo:rsid="000dfaf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40b4" style:font-weight-asian="bold" style:font-weight-complex="bold"/>
    </style:style>
    <style:style style:name="T9" style:family="text">
      <style:text-properties officeooo:rsid="000fbbfe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4b069" style:font-size-asian="14pt" style:font-size-complex="14pt"/>
    </style:style>
    <style:style style:name="T1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3" style:family="text">
      <style:text-properties fo:font-size="14pt" style:text-underline-style="solid" style:text-underline-width="auto" style:text-underline-color="font-color" officeooo:rsid="0014b069" style:font-size-asian="14pt" style:font-size-complex="14pt"/>
    </style:style>
    <style:style style:name="T14" style:family="text">
      <style:text-properties fo:font-size="14pt" style:text-underline-style="none" style:font-size-asian="14pt" style:font-size-complex="14pt"/>
    </style:style>
    <style:style style:name="T15" style:family="text">
      <style:text-properties fo:font-size="14pt" style:text-underline-style="none" officeooo:rsid="0014b069" style:font-size-asian="14pt" style:font-size-complex="14pt"/>
    </style:style>
    <style:style style:name="T16" style:family="text">
      <style:text-properties officeooo:rsid="00111195"/>
    </style:style>
    <style:style style:name="T17" style:family="text">
      <style:text-properties fo:font-variant="normal" fo:text-transform="none" fo:color="#333333" style:font-name="Arial" fo:letter-spacing="normal" fo:font-weight="normal" officeooo:rsid="001d2dcb" style:font-weight-asian="normal" style:font-weight-complex="normal"/>
    </style:style>
    <style:style style:name="T18" style:family="text">
      <style:text-properties fo:font-variant="normal" fo:text-transform="none" fo:color="#333333" style:font-name="Arial" fo:font-size="14pt" fo:letter-spacing="normal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variant="normal" fo:text-transform="none" fo:color="#333333" style:font-name="Arial" fo:font-size="14pt" fo:letter-spacing="normal" fo:font-style="italic" fo:font-weight="normal" officeooo:rsid="001d2dcb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officeooo:rsid="00120ed8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13pt" officeooo:rsid="00120ed8" style:font-size-asian="13pt" style:font-size-complex="13pt"/>
    </style:style>
    <style:style style:name="T23" style:family="text">
      <style:text-properties style:font-name="Noto Mono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officeooo:rsid="001340b4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officeooo:rsid="0014b0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>Practica 1</text:p>
      <text:p text:style-name="P1"/>
      <text:p text:style-name="P1"/>
      <text:p text:style-name="P1"/>
      <text:p text:style-name="P3">Repaso de PL/SQ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9" text:outline-level="1">Administración de Sistemas Gestores de Bases de Datos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9"><text:span text:style-name="T19"/></text:p>
      <text:p text:style-name="P29"><text:span text:style-name="T19"/></text:p>
      <text:p text:style-name="P29"><text:span text:style-name="T18"><text:s text:c="3"/></text:span></text:p>
      <text:p text:style-name="P30"><text:span text:style-name="T17">Alejandro Rodriguez</text:span></text:p>
      <text:p text:style-name="P25"><text:span text:style-name="T2">Álvaro Camargo</text:span></text:p>
      <text:p text:style-name="P25"><text:span text:style-name="T2">Manuel Chacón</text:span></text:p>
      <text:p text:style-name="P26">Carlos Hijano</text:p>
      <text:p text:style-name="P23"><text:soft-page-break/>Índice</text:p>
      <text:p text:style-name="P22"/>
      <text:p text:style-name="P6">A<text:span text:style-name="T2">lejandro Rodriguez</text:span></text:p>
      <text:p text:style-name="P27">ejercicio 2 …………………………………………………………………………………….3</text:p>
      <text:p text:style-name="P27">ejercicio 8 …………………………………………………………………………………….3</text:p>
      <text:p text:style-name="P27">ejercicio 3 …………………………………………………………………………………….3</text:p>
      <text:p text:style-name="P7">Manuel Chacón</text:p>
      <text:p text:style-name="P27">ejercicio 3 …………………………………………………………………………………….3</text:p>
      <text:p text:style-name="P27">ejercicio 7 …………………………………………………………………………………….3</text:p>
      <text:p text:style-name="P27"><text:span text:style-name="T11">C</text:span><text:span text:style-name="T10">arlos </text:span><text:span text:style-name="T15">H</text:span><text:span text:style-name="T14">ijano</text:span> </text:p>
      <text:p text:style-name="P27">ejercicio 2 …………………………………………………………………………………….<text:span text:style-name="T16">4</text:span></text:p>
      <text:p text:style-name="P27">ejercicio 4 …………………………………………………………………………………….<text:span text:style-name="T16">4</text:span></text:p>
      <text:p text:style-name="P27">ejercicio 5 …………………………………………………………………………………….<text:span text:style-name="T16">4</text:span></text:p>
      <text:p text:style-name="P28">Álvaro Camargo</text:p>
      <text:p text:style-name="P27">ejercicio 2 …………………………………………………………………………………….<text:span text:style-name="T27">4</text:span></text:p>
      <text:p text:style-name="P27">ejercicio 7 …………………………………………………………………………………….<text:span text:style-name="T27">4</text:span></text:p>
      <text:p text:style-name="P28">Grupal</text:p>
      <text:p text:style-name="P27">ejercicio 4 …………………………………………………………………………………….<text:span text:style-name="T16">5</text:span></text:p>
      <text:p text:style-name="P27">ejercicio 6 …………………………………………………………………………………….<text:span text:style-name="T16">5</text:span></text:p>
      <text:p text:style-name="P27">ejercicio 3 …………………………………………………………………………………….<text:span text:style-name="T16">5</text:span></text:p>
      <text:p text:style-name="P27">Tablas mutantes ……………………………………………………………………………..<text:span text:style-name="T16">5</text:span></text:p>
      <text:p text:style-name="P27">Diferencias entre PLSQL y pgPL/SQL <text:s text:c="3"/>.…………………………………………………<text:span text:style-name="T27">5</text:span></text:p>
      <text:p text:style-name="P2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9"><text:soft-page-break/>Repositorio de GitHub con todo el trabajo: </text:p>
      <text:p text:style-name="P10"><text:span text:style-name="T5"><text:tab/><text:tab/></text:span><text:a xlink:type="simple" xlink:href="mailto:git@github.com" text:style-name="Internet_20_link" text:visited-style-name="Visited_20_Internet_20_Link"><text:span text:style-name="T5">git@github.com</text:span></text:a><text:span text:style-name="T5">:hijano94/Practica1-BBDD.git</text:span></text:p>
      <text:p text:style-name="P10"/>
      <text:p text:style-name="P4">A<text:span text:style-name="T2">lejandro Rodriguez</text:span></text:p>
      <text:p text:style-name="Heading">Ejercicio 2 de Carlos Hijano en Postgres</text:p>
      <text:p text:style-name="Text_20_body"><text:a xlink:type="simple" xlink:href="https://github.com/hijano94/Practica1-BBDD/blob/master/alejandrorodrigez-ej2" text:style-name="Internet_20_link" text:visited-style-name="Visited_20_Internet_20_Link">https://github.com/hijano94/Practica1-BBDD/blob/master/alejandrorodrigez-ej2</text:a></text:p>
      <text:p text:style-name="Heading">Ejercicio 8 de Carlos Hijano en ORACLE.</text:p>
      <text:p text:style-name="Text_20_body"><text:a xlink:type="simple" xlink:href="https://github.com/hijano94/Practica1-BBDD/blob/master/alejandrorodrigez-ej4" text:style-name="Internet_20_link" text:visited-style-name="Visited_20_Internet_20_Link">https://github.com/hijano94/Practica1-BBDD/blob/master/alejandrorodrigez-ej4</text:a></text:p>
      <text:p text:style-name="Heading">Ejercicio 4 de Álvaro Camargo en ORACLE.</text:p>
      <text:p text:style-name="P21"><text:a xlink:type="simple" xlink:href="https://github.com/hijano94/Practica1-BBDD/blob/master/alejandrorodrigez-ej8" text:style-name="Internet_20_link" text:visited-style-name="Visited_20_Internet_20_Link">https://github.com/hijano94/Practica1-BBDD/blob/master/alejandrorodrigez-ej8</text:a></text:p>
      <text:p text:style-name="P21"/>
      <text:p text:style-name="P21"/>
      <text:p text:style-name="P21"/>
      <text:p text:style-name="P4">Manuel Chacón</text:p>
      <text:p text:style-name="Heading">Ejercicio 3 de Álvaro Camargo en Postgres.</text:p>
      <text:p text:style-name="Text_20_body"><text:a xlink:type="simple" xlink:href="https://github.com/hijano94/Practica1-BBDD/blob/master/manuelchacon-ej3" text:style-name="Internet_20_link" text:visited-style-name="Visited_20_Internet_20_Link">https://github.com/hijano94/Practica1-BBDD/blob/master/manuelchacon-ej3</text:a></text:p>
      <text:p text:style-name="Heading">Ejercicio 7 de Álvaro Camargo en ORACLE.</text:p>
      <text:p text:style-name="Text_20_body"><text:a xlink:type="simple" xlink:href="https://github.com/hijano94/Practica1-BBDD/blob/master/manuelchacon-ej7" text:style-name="Internet_20_link" text:visited-style-name="Visited_20_Internet_20_Link">https://github.com/hijano94/Practica1-BBDD/blob/master/manuelchacon-ej7</text:a></text:p>
      <text:p text:style-name="Text_20_body"/>
      <text:p text:style-name="Text_20_body"/>
      <text:p text:style-name="Text_20_body"/>
      <text:p text:style-name="Text_20_body"/>
      <text:p text:style-name="P32"/>
      <text:p text:style-name="P4"><text:soft-page-break/>Carlos Hijano</text:p>
      <text:p text:style-name="Heading">Ejercicio 2 de Álvaro Camargo en Postgres.</text:p>
      <text:p text:style-name="Text_20_body"><text:a xlink:type="simple" xlink:href="https://github.com/hijano94/Practica1-BBDD/blob/master/carloshijano-ej2" text:style-name="Internet_20_link" text:visited-style-name="Visited_20_Internet_20_Link">https://github.com/hijano94/Practica1-BBDD/blob/master/carloshijano-ej2</text:a></text:p>
      <text:p text:style-name="Heading">Ejercicio <text:span text:style-name="T1">4</text:span> de Álvaro Camargo en Postgres.</text:p>
      <text:p text:style-name="P11">En este ejercicio voy a usar <text:span text:style-name="T7">py_gmail</text:span> una aplicación escrita en python para enviar correos electrónicos. Para usar esta aplicación necesitamos hacer una configuración previa.</text:p>
      <text:p text:style-name="P11">1. Instalar la extensión de Postgres para interpretar código python.</text:p>
      <text:p text:style-name="P11"><text:tab/>Apt install postgresql-plpython3</text:p>
      <text:p text:style-name="P11">2. Descargar la aplicación <text:span text:style-name="T9">del repositorio oficial en github</text:span></text:p>
      <text:p text:style-name="P12"><text:span text:style-name="T6"><text:tab/></text:span>git clone <text:a xlink:type="simple" xlink:href="https://github.com/lcalisto/py_pgmail.git" text:style-name="Internet_20_link" text:visited-style-name="Visited_20_Internet_20_Link">https://github.com/lcalisto/py_pgmail.git</text:a></text:p>
      <text:p text:style-name="P13">3. Activar la extensión en Postgres</text:p>
      <text:p text:style-name="P14"><text:span text:style-name="T9"><text:tab/></text:span>create extension plpython3u;</text:p>
      <text:p text:style-name="P14"><text:span text:style-name="T9">4. </text:span>Compil<text:span text:style-name="T9">ar</text:span> en postgres la <text:span text:style-name="T9">función</text:span> py_pgmail/py_pgmail.sql</text:p>
      <text:p text:style-name="P14"/>
      <text:p text:style-name="Text_20_body"><text:a xlink:type="simple" xlink:href="https://github.com/hijano94/Practica1-BBDD/blob/master/carloshijano-ej4" text:style-name="Internet_20_link" text:visited-style-name="Visited_20_Internet_20_Link">https://github.com/hijano94/Practica1-BBDD/blob/master/carloshijano-ej4</text:a></text:p>
      <text:p text:style-name="Heading">Ejercicio 5 de Álvaro Camargo en ORACLE.</text:p>
      <text:p text:style-name="P32"><text:a xlink:type="simple" xlink:href="https://github.com/hijano94/Practica1-BBDD/blob/master/carloshijano-ej5" text:style-name="Internet_20_link" text:visited-style-name="Visited_20_Internet_20_Link">https://github.com/hijano94/Practica1-BBDD/blob/master/carloshijano-ej5</text:a></text:p>
      <text:p text:style-name="P4"/>
      <text:p text:style-name="P4">Álvaro Camargo</text:p>
      <text:p text:style-name="P5">Ejercicio 2 de Alejandro Rodríguez en Postgres.</text:p>
      <text:p text:style-name="P15"><text:a xlink:type="simple" xlink:href="https://github.com/hijano94/Practica1-BBDD/blob/master/alvarocamargo-ej2" text:style-name="Internet_20_link" text:visited-style-name="Visited_20_Internet_20_Link">https://github.com/hijano94/Practica1-BBDD/blob/master/alvarocamargo-ej2</text:a></text:p>
      <text:p text:style-name="P15"/>
      <text:p text:style-name="P5">Ejercicio 7 de Alejandro Rodríguez en ORACLE.</text:p>
      <text:p text:style-name="P15"><text:a xlink:type="simple" xlink:href="https://github.com/hijano94/Practica1-BBDD/blob/master/alvarocamargo-ej7" text:style-name="Internet_20_link" text:visited-style-name="Visited_20_Internet_20_Link">https://github.com/hijano94/Practica1-BBDD/blob/master/alvarocamargo-ej7</text:a></text:p>
      <text:p text:style-name="Heading"><text:soft-page-break/><text:span text:style-name="T26">Grupal</text:span></text:p>
      <text:p text:style-name="Heading">Ejercicio 4 de Alejandro Rodríguez en ORACLE.</text:p>
      <text:p text:style-name="P8"><text:a xlink:type="simple" xlink:href="https://github.com/hijano94/Practica1-BBDD/blob/master/grupal-ej4" text:style-name="Internet_20_link" text:visited-style-name="Visited_20_Internet_20_Link">https://github.com/hijano94/Practica1-BBDD/blob/master/grupal-ej4</text:a></text:p>
      <text:p text:style-name="P8"/>
      <text:p text:style-name="Heading"><text:span text:style-name="T3">Ejercicio </text:span>6<text:span text:style-name="T3"> de Alejandro Rodríguez en ORACLE.</text:span></text:p>
      <text:p text:style-name="Text_20_body"><text:a xlink:type="simple" xlink:href="https://github.com/hijano94/Practica1-BBDD/blob/master/grupal-ej6" text:style-name="Internet_20_link" text:visited-style-name="Visited_20_Internet_20_Link">https://github.com/hijano94/Practica1-BBDD/blob/master/grupal-ej6</text:a></text:p>
      <text:p text:style-name="Text_20_body"/>
      <text:p text:style-name="Heading">Ejercicio 3 de Carlos Hijano en Postgres.</text:p>
      <text:p text:style-name="Text_20_body"><text:a xlink:type="simple" xlink:href="https://github.com/hijano94/Practica1-BBDD/blob/master/grupal-ej3" text:style-name="Internet_20_link" text:visited-style-name="Visited_20_Internet_20_Link">https://github.com/hijano94/Practica1-BBDD/blob/master/grupal-ej3</text:a></text:p>
      <text:p text:style-name="Text_20_body"/>
      <text:p text:style-name="Heading">Inventar, describir y resolver un problema nuevo de tablas mutantes en cualquiera de los proyectos.</text:p>
      <text:p text:style-name="Text_20_body">Realiza todos los <text:span text:style-name="T5">módulos</text:span> de programación y cambios necesarios para evitar que un mismo interprete <text:span text:style-name="T5">actúe</text:span> más de una vez por concierto.</text:p>
      <text:p text:style-name="Text_20_body"><text:a xlink:type="simple" xlink:href="https://github.com/hijano94/Practica1-BBDD/blob/master/grupal-tablasMutantes" text:style-name="Internet_20_link" text:visited-style-name="Visited_20_Internet_20_Link">https://github.com/hijano94/Practica1-BBDD/blob/master/grupal-tablasMutantes</text:a></text:p>
      <text:p text:style-name="Text_20_body"/>
      <text:p text:style-name="Heading">Documentar <text:span text:style-name="T4">con formato de entrada de un blog técnico </text:span>las diferencias encontradas entre PLSQL y pgPL/SQL.</text:p>
      <text:p text:style-name="Text_20_body"/>
      <text:p text:style-name="P16">L<text:span text:style-name="T20">a</text:span> primera diferencia es en quien lo creó, PL/SQL fue patentado por Oracle, mientras que PL/PGSQL fue por PostgreSQL, despues PL/SQL es universal(con minimas modificaciones) por lo tanto es mas utilizado, mientras que PL/PGSQL al ser solo usado por PostgreSQL se utiliza menos.</text:p>
      <text:p text:style-name="P16"/>
      <text:p text:style-name="P16">Una vez hablado sobre la <text:span text:style-name="T20">teoría</text:span>, ahora vamos a ver las diferencias <text:span text:style-name="T20">técnicas</text:span> entre ellas.</text:p>
      <text:p text:style-name="P16"/>
      <text:p text:style-name="P16">Cuando hablamos de "pl/sql o pl/pgsql" pensamos en <text:span text:style-name="T20">programación</text:span>, una de las cosas que mas se usan son las funciones, <text:span text:style-name="T25">aquí</text:span> encontramos las siguientes diferencias:</text:p>
      <text:p text:style-name="P16"><text:soft-page-break/></text:p>
      <text:p text:style-name="P18"><text:span text:style-name="T21">PL/SQL</text:span></text:p>
      <text:p text:style-name="P34">Create or replace function nombrefuncion(argumento,..)</text:p>
      <text:p text:style-name="P34">return tipodedato</text:p>
      <text:p text:style-name="P34">is</text:p>
      <text:p text:style-name="P34"><text:s text:c="4"/>variables a declarar</text:p>
      <text:p text:style-name="P34">begin</text:p>
      <text:p text:style-name="P34"><text:s text:c="4"/>codigo</text:p>
      <text:p text:style-name="P33"><text:span text:style-name="T23">end;</text:span></text:p>
      <text:p text:style-name="P33"><text:span text:style-name="T23"/></text:p>
      <text:p text:style-name="P19">PL/PGSQL</text:p>
      <text:p text:style-name="P35">Create or replace function nombrefuncion(argumento,..)</text:p>
      <text:p text:style-name="P35">returns tipodedato as $$</text:p>
      <text:p text:style-name="P35">declare</text:p>
      <text:p text:style-name="P35"><text:s text:c="4"/>variables a declarar</text:p>
      <text:p text:style-name="P35">begin</text:p>
      <text:p text:style-name="P35"><text:s text:c="2"/><text:tab/>codigo</text:p>
      <text:p text:style-name="P35">end;</text:p>
      <text:p text:style-name="P35">$$ LANGUAGE plpgsql;</text:p>
      <text:p text:style-name="P16"/>
      <text:p text:style-name="P16">Las diferencias son que PL/PGSQL cambia "is" por "AS $$" y añade la linea "declare" para diferenciar la seccion de declaracion sin contar con que PL/PGSQL acaba por "$$ LANGUAGE plpgsql;"</text:p>
      <text:p text:style-name="P16"/>
      <text:p text:style-name="P20">Lo mismo pasa al crear un procedimiento</text:p>
      <text:p text:style-name="P17">PL/SQL</text:p>
      <text:p text:style-name="P36">Create or replace procedure nombrefuncion(argumento,..)</text:p>
      <text:p text:style-name="P36">is</text:p>
      <text:p text:style-name="P36"><text:s text:c="4"/>variables a declarar</text:p>
      <text:p text:style-name="P36">begin</text:p>
      <text:p text:style-name="P36"><text:s text:c="4"/>codigo</text:p>
      <text:p text:style-name="P36">end;</text:p>
      <text:p text:style-name="P16"/>
      <text:p text:style-name="P16"/>
      <text:p text:style-name="P16"/>
      <text:p text:style-name="P16"/>
      <text:p text:style-name="P16"><text:soft-page-break/><text:span text:style-name="T24">PL/PGSQL</text:span></text:p>
      <text:p text:style-name="P35">Create or replace procedure nombrefuncion(argumento,..) as $$</text:p>
      <text:p text:style-name="P35">declare</text:p>
      <text:p text:style-name="P35"><text:s text:c="4"/>variables a declarar</text:p>
      <text:p text:style-name="P35">begin</text:p>
      <text:p text:style-name="P35"><text:s text:c="2"/><text:tab/>codigo</text:p>
      <text:p text:style-name="P35">end;</text:p>
      <text:p text:style-name="P35">$$ LANGUAGE plpgsql;</text:p>
      <text:p text:style-name="P16"/>
      <text:p text:style-name="P16">La forma de abrir y declarar los cursores <text:span text:style-name="T20">también</text:span> cambian:</text:p>
      <text:p text:style-name="P16"/>
      <text:p text:style-name="P20">declarar cursores</text:p>
      <text:p text:style-name="P16"/>
      <text:p text:style-name="P17">PL/SQL</text:p>
      <text:p text:style-name="P37">CURSOR c_compositores IS argumentos;</text:p>
      <text:p text:style-name="P16"/>
      <text:p text:style-name="P16"><text:span text:style-name="T24">PL/PGSQL</text:span></text:p>
      <text:p text:style-name="P37">nombrecursor CURSOR FOR argumentos;</text:p>
      <text:p text:style-name="P16"/>
      <text:p text:style-name="P16"><text:span text:style-name="T7">abrir cursores</text:span></text:p>
      <text:p text:style-name="P16"><text:span text:style-name="T24">PL/SQL</text:span></text:p>
      <text:p text:style-name="P37">open nombrecursor;</text:p>
      <text:p text:style-name="P16"/>
      <text:p text:style-name="P16"><text:span text:style-name="T24">PL/PGSQL</text:span></text:p>
      <text:p text:style-name="P37">OPEN nombrecursor FOR consulta;</text:p>
      <text:p text:style-name="P16"/>
      <text:p text:style-name="P16"/>
      <text:p text:style-name="P16"/>
      <text:p text:style-name="P16"/>
      <text:p text:style-name="P16"/>
      <text:p text:style-name="P16"><text:soft-page-break/>A la hora de crear un <text:span text:style-name="T7">t</text:span><text:span text:style-name="T8">r</text:span><text:span text:style-name="T7">igger </text:span>en PL/PGSQL tenemos que separar el trigger de la <text:span text:style-name="T25">ejecución</text:span> del mismo, mientras que en oracle no es necesario separar el procedimiento del trigger</text:p>
      <text:p text:style-name="P16"/>
      <text:p text:style-name="P16"><text:span text:style-name="T24">PL/SQL</text:span></text:p>
      <text:p text:style-name="P35">CREATE OR REPLACE TRIGGER nombretrigger</text:p>
      <text:p text:style-name="P35">(AFTER/BEFORE) (INSERT,UPDATE OR DELETE) ON tabla</text:p>
      <text:p text:style-name="P35">FOR EACH (fila o sentencia)</text:p>
      <text:p text:style-name="P35">BEGIN</text:p>
      <text:p text:style-name="P35"><text:s text:c="4"/>procedimiento/ejecucion</text:p>
      <text:p text:style-name="P35">END;</text:p>
      <text:p text:style-name="P16"/>
      <text:p text:style-name="P16"><text:span text:style-name="T24">PL/PGSQL</text:span></text:p>
      <text:p text:style-name="P35">CREATE OR REPLACE FUNCTION nombrefuncion RETURNS TRIGGER AS $nombretrigger$</text:p>
      <text:p text:style-name="P35">DECLARE</text:p>
      <text:p text:style-name="P35"><text:s text:c="4"/>...</text:p>
      <text:p text:style-name="P35">BEGIN</text:p>
      <text:p text:style-name="P35"><text:s text:c="4"/>...</text:p>
      <text:p text:style-name="P35">END;</text:p>
      <text:p text:style-name="P35">$nombretrigger$ LANGUAGE PLPGSQL</text:p>
      <text:p text:style-name="P16"/>
      <text:p text:style-name="P35">CREATE OR REPLACE nombretrigger</text:p>
      <text:p text:style-name="P35">(AFTER OR BEFORE)(INSERT,UPDATE OR DELETE) ON tabla</text:p>
      <text:p text:style-name="P35">FOR EACH(FILA O SENTENCIA)</text:p>
      <text:p text:style-name="P35">EXECUTE FUNCTION nombrefuncion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21:48:04.216532016</meta:creation-date>
    <dc:date>2019-11-11T00:04:43.224479554</dc:date>
    <meta:editing-duration>PT7M20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8" meta:paragraph-count="143" meta:word-count="627" meta:character-count="5589" meta:non-whitespace-character-count="5049"/>
  </office:meta>
</office:document-meta>
</file>